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B3000001D1FEE2DFE66702ADF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71cm" svg:stroke-color="#000000" draw:fill="solid" draw:fill-color="#ffc000" draw:textarea-vertical-align="middle" draw:auto-grow-height="false" draw:fit-to-size="false" fo:min-height="0.037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1">
      <style:graphic-properties draw:stroke="solid" svg:stroke-width="0.071cm" svg:stroke-color="#ffc000" draw:fill="none" draw:textarea-vertical-align="middle" draw:auto-grow-height="false" draw:fit-to-size="false" fo:min-height="1.702cm" fo:min-width="4.552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000000" draw:fill="solid" draw:fill-color="#ffc000" draw:textarea-vertical-align="middle" draw:auto-grow-height="false" draw:fit-to-size="false" fo:min-height="0.033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1">
      <style:graphic-properties draw:stroke="solid" svg:stroke-width="0.071cm" svg:stroke-color="#ffc000" draw:fill="none" draw:textarea-vertical-align="middle" draw:auto-grow-height="false" draw:fit-to-size="false" fo:min-height="1.682cm" fo:min-width="4.501cm" fo:padding-top="0.125cm" fo:padding-bottom="0.125cm" fo:padding-left="0.25cm" fo:padding-right="0.25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c000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Arial" fo:font-size="20pt" style:font-size-asian="20pt" style:font-size-complex="20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Arial" fo:font-size="20pt" style:font-size-asian="20pt" style:font-size-complex="20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8.646cm" svg:height="14.065cm" svg:x="0.2cm" svg:y="0.535cm">
          <draw:image xlink:href="Pictures/10000201000003B3000001D1FEE2DFE66702ADF2.png" xlink:type="simple" xlink:show="embed" xlink:actuate="onLoad">
            <text:p/>
          </draw:image>
        </draw:frame>
        <draw:custom-shape draw:name="Stern mit 7 Zacken 3" draw:style-name="gr2" draw:text-style-name="P2" draw:layer="layout" svg:width="0.515cm" svg:height="0.516cm" svg:x="13.24cm" svg:y="13.059cm">
          <text:p/>
          <draw:enhanced-geometry draw:mirror-horizontal="false" draw:mirror-vertical="false" draw:text-areas="?f29 ?f37 ?f32 ?f39" svg:viewBox="0 0 0 0" draw:type="ooxml-star7" draw:modifiers="34601 102572 105210" draw:enhanced-path="M ?f14 ?f21 L ?f28 ?f38 ?f15 ?f20 ?f30 ?f37 ?f13 0 ?f31 ?f37 ?f18 ?f20 ?f33 ?f38 ?f19 ?f21 ?f32 ?f39 ?f17 ?f22 ?f13 ?f40 ?f16 ?f22 ?f29 ?f3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97493/100000"/>
            <draw:equation draw:name="f8" draw:formula="?f2 *78183/100000"/>
            <draw:equation draw:name="f9" draw:formula="?f2 *43388/100000"/>
            <draw:equation draw:name="f10" draw:formula="?f4 *62349/100000"/>
            <draw:equation draw:name="f11" draw:formula="?f4 *22252/100000"/>
            <draw:equation draw:name="f12" draw:formula="?f4 *90097/100000"/>
            <draw:equation draw:name="f13" draw:formula="logwidth/2"/>
            <draw:equation draw:name="f14" draw:formula="?f13 +0-?f7 "/>
            <draw:equation draw:name="f15" draw:formula="?f13 +0-?f8 "/>
            <draw:equation draw:name="f16" draw:formula="?f13 +0-?f9 "/>
            <draw:equation draw:name="f17" draw:formula="?f13 +?f9 -0"/>
            <draw:equation draw:name="f18" draw:formula="?f13 +?f8 -0"/>
            <draw:equation draw:name="f19" draw:formula="?f13 +?f7 -0"/>
            <draw:equation draw:name="f20" draw:formula="?f6 +0-?f10 "/>
            <draw:equation draw:name="f21" draw:formula="?f6 +?f11 -0"/>
            <draw:equation draw:name="f22" draw:formula="?f6 +?f12 -0"/>
            <draw:equation draw:name="f23" draw:formula="?f2 *?f0 /50000"/>
            <draw:equation draw:name="f24" draw:formula="?f4 *?f0 /50000"/>
            <draw:equation draw:name="f25" draw:formula="?f23 *97493/100000"/>
            <draw:equation draw:name="f26" draw:formula="?f23 *78183/100000"/>
            <draw:equation draw:name="f27" draw:formula="?f23 *43388/100000"/>
            <draw:equation draw:name="f28" draw:formula="?f13 +0-?f25 "/>
            <draw:equation draw:name="f29" draw:formula="?f13 +0-?f26 "/>
            <draw:equation draw:name="f30" draw:formula="?f13 +0-?f27 "/>
            <draw:equation draw:name="f31" draw:formula="?f13 +?f27 -0"/>
            <draw:equation draw:name="f32" draw:formula="?f13 +?f26 -0"/>
            <draw:equation draw:name="f33" draw:formula="?f13 +?f25 -0"/>
            <draw:equation draw:name="f34" draw:formula="?f24 *90097/100000"/>
            <draw:equation draw:name="f35" draw:formula="?f24 *22252/100000"/>
            <draw:equation draw:name="f36" draw:formula="?f24 *62349/100000"/>
            <draw:equation draw:name="f37" draw:formula="?f6 +0-?f34 "/>
            <draw:equation draw:name="f38" draw:formula="?f6 +0-?f35 "/>
            <draw:equation draw:name="f39" draw:formula="?f6 +?f36 -0"/>
            <draw:equation draw:name="f40" draw:formula="?f6 +?f24 -0"/>
            <draw:equation draw:name="f41" draw:formula="?f6 +0-?f24 "/>
            <draw:handle draw:handle-position="?f13 ?f41" draw:handle-range-y-maximum="50000" draw:handle-range-y-minimum="0"/>
          </draw:enhanced-geometry>
        </draw:custom-shape>
        <draw:custom-shape draw:name="Legende mit Linie 1 9" draw:style-name="gr3" draw:text-style-name="P4" draw:layer="layout" svg:width="5.051cm" svg:height="1.951cm" svg:x="11.001cm" svg:y="9.7cm">
          <text:p text:style-name="P3"><text:span text:style-name="T1">WikiCite 2016</text:span></text:p>
          <text:p text:style-name="P3"><text:span text:style-name="T1">(Berlin)</text:span></text:p>
          <draw:enhanced-geometry draw:mirror-horizontal="false" draw:mirror-vertical="false" draw:text-areas="0 0 ?f4 ?f7" svg:viewBox="0 0 0 0" draw:type="ooxml-borderCallout1" draw:modifiers="99673 49084 179553 49312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Stern mit 7 Zacken 5" draw:style-name="gr4" draw:text-style-name="P2" draw:layer="layout" svg:width="0.51cm" svg:height="0.51cm" svg:x="19.01cm" svg:y="13.063cm">
          <text:p/>
          <draw:enhanced-geometry draw:mirror-horizontal="false" draw:mirror-vertical="false" draw:text-areas="?f29 ?f37 ?f32 ?f39" svg:viewBox="0 0 0 0" draw:type="ooxml-star7" draw:modifiers="34601 102572 105210" draw:enhanced-path="M ?f14 ?f21 L ?f28 ?f38 ?f15 ?f20 ?f30 ?f37 ?f13 0 ?f31 ?f37 ?f18 ?f20 ?f33 ?f38 ?f19 ?f21 ?f32 ?f39 ?f17 ?f22 ?f13 ?f40 ?f16 ?f22 ?f29 ?f3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97493/100000"/>
            <draw:equation draw:name="f8" draw:formula="?f2 *78183/100000"/>
            <draw:equation draw:name="f9" draw:formula="?f2 *43388/100000"/>
            <draw:equation draw:name="f10" draw:formula="?f4 *62349/100000"/>
            <draw:equation draw:name="f11" draw:formula="?f4 *22252/100000"/>
            <draw:equation draw:name="f12" draw:formula="?f4 *90097/100000"/>
            <draw:equation draw:name="f13" draw:formula="logwidth/2"/>
            <draw:equation draw:name="f14" draw:formula="?f13 +0-?f7 "/>
            <draw:equation draw:name="f15" draw:formula="?f13 +0-?f8 "/>
            <draw:equation draw:name="f16" draw:formula="?f13 +0-?f9 "/>
            <draw:equation draw:name="f17" draw:formula="?f13 +?f9 -0"/>
            <draw:equation draw:name="f18" draw:formula="?f13 +?f8 -0"/>
            <draw:equation draw:name="f19" draw:formula="?f13 +?f7 -0"/>
            <draw:equation draw:name="f20" draw:formula="?f6 +0-?f10 "/>
            <draw:equation draw:name="f21" draw:formula="?f6 +?f11 -0"/>
            <draw:equation draw:name="f22" draw:formula="?f6 +?f12 -0"/>
            <draw:equation draw:name="f23" draw:formula="?f2 *?f0 /50000"/>
            <draw:equation draw:name="f24" draw:formula="?f4 *?f0 /50000"/>
            <draw:equation draw:name="f25" draw:formula="?f23 *97493/100000"/>
            <draw:equation draw:name="f26" draw:formula="?f23 *78183/100000"/>
            <draw:equation draw:name="f27" draw:formula="?f23 *43388/100000"/>
            <draw:equation draw:name="f28" draw:formula="?f13 +0-?f25 "/>
            <draw:equation draw:name="f29" draw:formula="?f13 +0-?f26 "/>
            <draw:equation draw:name="f30" draw:formula="?f13 +0-?f27 "/>
            <draw:equation draw:name="f31" draw:formula="?f13 +?f27 -0"/>
            <draw:equation draw:name="f32" draw:formula="?f13 +?f26 -0"/>
            <draw:equation draw:name="f33" draw:formula="?f13 +?f25 -0"/>
            <draw:equation draw:name="f34" draw:formula="?f24 *90097/100000"/>
            <draw:equation draw:name="f35" draw:formula="?f24 *22252/100000"/>
            <draw:equation draw:name="f36" draw:formula="?f24 *62349/100000"/>
            <draw:equation draw:name="f37" draw:formula="?f6 +0-?f34 "/>
            <draw:equation draw:name="f38" draw:formula="?f6 +0-?f35 "/>
            <draw:equation draw:name="f39" draw:formula="?f6 +?f36 -0"/>
            <draw:equation draw:name="f40" draw:formula="?f6 +?f24 -0"/>
            <draw:equation draw:name="f41" draw:formula="?f6 +0-?f24 "/>
            <draw:handle draw:handle-position="?f13 ?f41" draw:handle-range-y-maximum="50000" draw:handle-range-y-minimum="0"/>
          </draw:enhanced-geometry>
        </draw:custom-shape>
        <draw:custom-shape draw:name="Legende mit Linie 1 11" draw:style-name="gr5" draw:text-style-name="P4" draw:layer="layout" svg:width="5cm" svg:height="1.931cm" svg:x="15.6cm" svg:y="7.381cm">
          <text:p text:style-name="P3"><text:span text:style-name="T1">WikiCite 2017</text:span></text:p>
          <text:p text:style-name="P3"><text:span text:style-name="T1">(Wien)</text:span></text:p>
          <draw:enhanced-geometry draw:mirror-horizontal="false" draw:mirror-vertical="false" draw:text-areas="0 0 ?f4 ?f7" svg:viewBox="0 0 0 0" draw:type="ooxml-borderCallout1" draw:modifiers="99673 49084 305360 72856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kob Voß</meta:initial-creator>
    <meta:creation-date>2018-06-08T13:41:17.894926797</meta:creation-date>
    <dc:date>2018-06-08T13:50:20.406033574</dc:date>
    <dc:creator>Jakob Voß</dc:creator>
    <meta:editing-duration>PT9M3S</meta:editing-duration>
    <meta:editing-cycles>1</meta:editing-cycles>
    <meta:document-statistic meta:object-count="5"/>
    <meta:generator>LibreOffice/5.4.2.2$Linux_X86_64 LibreOffice_project/40m0$Build-2</meta:generator>
  </office:meta>
</office:document-meta>
</file>